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oboto" svg:font-family="Roboto"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7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7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7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7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7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7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7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7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7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7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8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8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8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8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8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8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8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8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8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8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9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9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9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9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9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9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9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9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9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9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0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0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0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0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0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0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0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0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0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0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1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1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1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1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1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1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1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1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1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1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2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2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2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2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2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2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2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2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2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2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3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3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3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3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3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3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3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3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3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3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4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4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4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4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4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4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4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4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4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4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5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5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5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5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5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5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5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5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5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5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6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6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6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6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6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6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6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6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6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6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7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7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7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7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7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7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7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7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7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7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8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8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8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8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8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8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8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8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8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8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9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9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9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9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9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9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9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9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9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19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0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0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0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0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0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0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0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0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0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0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1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1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1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1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1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1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1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1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1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1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2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2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2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2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2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2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2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2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2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2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3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3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3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3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3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3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3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3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3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3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4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4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4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4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4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4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4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4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4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4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5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5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5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5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5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5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5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5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5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5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6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6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6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6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6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6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6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6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6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6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7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7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7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7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7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7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7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7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7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7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8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8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8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8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8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8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8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8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8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8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9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9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9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9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9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9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9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9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9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29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0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0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0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0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0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0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0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0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0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0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1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1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1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1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1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1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1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1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1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1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2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2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2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2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2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2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2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2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2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2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3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3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3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3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3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3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3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3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3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3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4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4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4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4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4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4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4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4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4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4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5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5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5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5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5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5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5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5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5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5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6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6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6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6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6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6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6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6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6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6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7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7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7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7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7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7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7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7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7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7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8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8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8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8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8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8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8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8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8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8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9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9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9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9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9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9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9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9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9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39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0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0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0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0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0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0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0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0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0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0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1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1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1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1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1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1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1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1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1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1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2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2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2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2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2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2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2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2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2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2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3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3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3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3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3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3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3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3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3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3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4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4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4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4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4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4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4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4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4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4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5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5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5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5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5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5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5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5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5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5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6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6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6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6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6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6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6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6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6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6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7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7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7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7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7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7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7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7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7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7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8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8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8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8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8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8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8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8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8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8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9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9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9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9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9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9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9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9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9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49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0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0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0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0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0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0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0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0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0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0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1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1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1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1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1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1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1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1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1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1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2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2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2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2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2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2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2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2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2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2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3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3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3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3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3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3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3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3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3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3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4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4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4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4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4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4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4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4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4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4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5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5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5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5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5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5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5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5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5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5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6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6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6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6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6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6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6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6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6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6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7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7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7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7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7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7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7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7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7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7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8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8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8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8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8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8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8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8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8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8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9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9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9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9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9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9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9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9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9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59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0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0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0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0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0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0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0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0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0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0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1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1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1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1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1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1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1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1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1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1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2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2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22"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23"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24"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25"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26"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27"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28"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29"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30"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31" style:parent-style-name="Normal" style:family="paragraph">
      <style:paragraph-properties fo:margin-bottom="0in" fo:line-height="100%"/>
      <style:text-properties style:font-name="Roboto" style:font-name-asian="Times New Roman" style:font-name-complex="Times New Roman" style:letter-kerning="false" fo:font-size="12pt" style:font-size-asian="12pt" style:font-size-complex="12pt" style:language-asian="es" style:country-asian="ES"/>
    </style:style>
    <style:style style:name="P632"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s" style:country-asian="ES"/>
    </style:style>
    <style:style style:name="P633"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s" style:country-asian="ES"/>
    </style:style>
  </office:automatic-styles>
  <office:body>
    <office:text text:use-soft-page-breaks="true">
      <text:p text:style-name="P1">Hola arrancamos con este vídeo dedicado a la instalación y primera configuración del classter hdfs de hado vamos a partir</text:p>
      <text:p text:style-name="P2">0:10</text:p>
      <text:p text:style-name="P3">de la base del escenario montado en el vídeo anterior allí configuramos una red de cuatro nodos con las características</text:p>
      <text:p text:style-name="P4">0:16</text:p>
      <text:p text:style-name="P5">del enunciado que estás viendo en pantalla llegados a ese punto Ya teníamos todo listo para descargar e instalar Haro lo primero que haremos</text:p>
      <text:p text:style-name="P6">0:23</text:p>
      <text:p text:style-name="P7">será Buscar la web de descarga de la última versión de hado que en nuestro caso es la 336 buscamos la descarga</text:p>
      <text:p text:style-name="P8">0:28</text:p>
      <text:p text:style-name="P9">oficial y allí buscamos la última versión y los paquetes que hay para las distintas plataformas el equipo en el</text:p>
      <text:p text:style-name="P10">0:33</text:p>
      <text:p text:style-name="P11">que yo estoy trabajando tiene arquitectura Arm por lo tanto me descargaré este archivo si tu equipo es un Intel o un amd tendrás que</text:p>
      <text:p text:style-name="P12">0:40</text:p>
      <text:p text:style-name="P13">descargarte este otro al pinchar en el enlace adecuado conseguiremos la ruta de descarga con esa ruta nos vamos a uno de</text:p>
      <text:p text:style-name="P14">0:47</text:p>
      <text:p text:style-name="P15">los equipos por ejemplo a nodo un y la descargamos con el comando wget escribimos la ruta pulsamos intro y se</text:p>
      <text:p text:style-name="P16">0:53</text:p>
      <text:p text:style-name="P17">descarga hacemos un ls - la para confirmar que está allí el siguiente paso consiste en descomprimir ese</text:p>
      <text:p text:style-name="P18">0:59</text:p>
      <text:p text:style-name="P19">archivo parao y utilizaré El Comando tar modificadores - xzf y el nombre del archivo que queremos descomprimir cuando</text:p>
      <text:p text:style-name="P20">1:05</text:p>
      <text:p text:style-name="P21">acabe comprobamos otra vez con ls - la y ahí vemos que se ha creado una carpeta con el mismo nombre por acortar las</text:p>
      <text:p text:style-name="P22">1:11</text:p>
      <text:p text:style-name="P23">rutas y un poco de limpieza vamos a cambiarle el nombre a esa carpeta lo hacemos con el comando mv el nombre de</text:p>
      <text:p text:style-name="P24">1:16</text:p>
      <text:p text:style-name="P25">la carpeta y el nuevo nombre pulsamos intro y comprobamos otra vez con ls - la ahora ya sí tenemos una carpeta llamada</text:p>
      <text:p text:style-name="P26">1:23</text:p>
      <text:p text:style-name="P27">hado dentro de nuestra carpeta personal donde están todos los ejecutables y los archivos de configuración de hado vamos</text:p>
      <text:p text:style-name="P28">1:29</text:p>
      <text:p text:style-name="P29">a echarle un ojo para ello entramos en la carpeta hado y hacemos un ls aquí encontraremos una estructura de archivos</text:p>
      <text:p text:style-name="P30">1:35</text:p>
      <text:p text:style-name="P31">y carpetas típica de sistema Linux es fácil detectar ahí las carpetas Bin y sbin que serán las que guarden los</text:p>
      <text:p text:style-name="P32">1:41</text:p>
      <text:soft-page-break/>
      <text:p text:style-name="P33">ejecutables y también vemos por ahí una carpeta etc que es la típica donde dejamos los archivos de configuración</text:p>
      <text:p text:style-name="P34">1:47</text:p>
      <text:p text:style-name="P35">las iremos viendo ahora tendría que repetir esta misma operación en el resto de los nodos tendría que Descargarme el</text:p>
      <text:p text:style-name="P36">1:52</text:p>
      <text:p text:style-name="P37">comprimido con los archivos de jup descomprimirlo y cambiarle el nombre a la carpeta como ya lo tengo hecho en nodo uno voy a aprovecharme que ya los</text:p>
      <text:p text:style-name="P38">1:59</text:p>
      <text:p text:style-name="P39">tengo en red y los voy a copiar directamente a nodo 2 3 y 4 vuelvo atrás limpio pantalla y procederé a copiar la</text:p>
      <text:p text:style-name="P40">2:06</text:p>
      <text:p text:style-name="P41">carpeta jup en el resto de los nodos eso lo voy a hacer con el comando scp le pondré el modificador - r porque quiero</text:p>
      <text:p text:style-name="P42">2:12</text:p>
      <text:p text:style-name="P43">copiar la carpeta y todo lo que tenga dentro la ruta de origen home hadou hadou y la ruta de destino que en este</text:p>
      <text:p text:style-name="P44">2:19</text:p>
      <text:p text:style-name="P45">caso es remota con lo cual tengo que poner el usuario hadou en nodo dos dos puntos y la ruta donde quiero dejar esta</text:p>
      <text:p text:style-name="P46">2:26</text:p>
      <text:p text:style-name="P47">carpeta home hup pulso intro cuando termine de copiar voy a confirmar en</text:p>
      <text:p text:style-name="P48">2:31</text:p>
      <text:p text:style-name="P49">nodo 2 que se ha copiado bien hago un ls men la ahí veo la carpeta hado entro en ella y veo que tiene a misma estructura</text:p>
      <text:p text:style-name="P50">2:38</text:p>
      <text:p text:style-name="P51">se ha copiado bien Ahora vuelvo al nodo uno y voy a repetir Exactamente lo mismo con nodo 3 al acabar voy a nodo 3 y</text:p>
      <text:p text:style-name="P52">2:45</text:p>
      <text:p text:style-name="P53">confirmo que está ahí la carpeta jup entro en ella y confirmo que tiene la misma estructura vuelvo al uno y repito</text:p>
      <text:p text:style-name="P54">2:51</text:p>
      <text:p text:style-name="P55">por última vez en el nodo cuatro me voy al nodo cuatro compruebo que está la carpeta entro en ella y</text:p>
      <text:p text:style-name="P56">2:58</text:p>
      <text:p text:style-name="P57">compruebo que está en la misma estructura volvemos ahora al nodo uno para el siguiente Paso como dijimos en su momento hado no se quiere pelear con</text:p>
      <text:p text:style-name="P58">3:04</text:p>
      <text:p text:style-name="P59">el sistema operativo por lo tanto se espera que en este momento de la instalación dejemos configuradas las variables globales que jup necesita esto</text:p>
      <text:p text:style-name="P60">3:11</text:p>
      <text:p text:style-name="P61">ya hemos explicado que lo podemos hacer en distintos sitios o bien en la carpeta del usuario local para que los cambios</text:p>
      <text:p text:style-name="P62">3:17</text:p>
      <text:p text:style-name="P63">solo afecten a este usuario o bien a nivel Global en archivos que están dentro de la carpeta barra etc del</text:p>
      <text:p text:style-name="P64">3:23</text:p>
      <text:soft-page-break/>
      <text:p text:style-name="P65">sistema dentro de estas dos ubicaciones una que afecta al usuario y otro a todos los usuarios tenemos dos tipos de</text:p>
      <text:p text:style-name="P66">3:28</text:p>
      <text:p text:style-name="P67">archivos un unos en los que podemos programar y otros en los que solo podemos declarar en los apuntes tenéis</text:p>
      <text:p text:style-name="P68">3:33</text:p>
      <text:p text:style-name="P69">un ejemplo de una declaración de variables globales que hacemos en un archivo que solo afecta al usuario y que</text:p>
      <text:p text:style-name="P70">3:39</text:p>
      <text:p text:style-name="P71">además se puede programar pero en Este vídeo lo vamos a hacer exactamente al contrario vamos a crear las variables globales en un archivo que afecta a</text:p>
      <text:p text:style-name="P72">3:46</text:p>
      <text:p text:style-name="P73">todos los usuarios y en un tipo de archivo en el que no podemos programar solamente declarar necesitaremos permisos administrativos porque esto</text:p>
      <text:p text:style-name="P74">3:53</text:p>
      <text:p text:style-name="P75">afecta todo el sistema usaremos Nano para editar un archivo y la ruta del archivo que vamos a modificar que en</text:p>
      <text:p text:style-name="P76">3:59</text:p>
      <text:p text:style-name="P77">este caso es bar etc bar environment este archivo lo habíamos modificado en el vídeo anterior para Añadir la</text:p>
      <text:p text:style-name="P78">4:04</text:p>
      <text:p text:style-name="P79">variable global Java home que jup necesita para saber dónde está el ejecutable de Java 8 ahora vamos a hacer</text:p>
      <text:p text:style-name="P80">4:10</text:p>
      <text:p text:style-name="P81">un par de cambios más en primer lugar aquí en la variable pth vamos a ir al final de la ruta vamos a separar con dos</text:p>
      <text:p text:style-name="P82">4:16</text:p>
      <text:p text:style-name="P83">puntos y vamos a Añadir las rutas de Bin y es Bin de hado en mi caso las rutas estaban en Home hado bar jup barra Bin</text:p>
      <text:p text:style-name="P84">4:25</text:p>
      <text:p text:style-name="P85">los puntos y la otra ruta estaba en Home hup hup s Bin al incluir estas dos rutas</text:p>
      <text:p text:style-name="P86">4:31</text:p>
      <text:p text:style-name="P87">dentro del pth podremos ejecutar comandos de jop y concretamente de hdfs desde cualquier punto del sistema la</text:p>
      <text:p text:style-name="P88">4:37</text:p>
      <text:p text:style-name="P89">variable de Java la dejamos y ahora vamos a Añadir una nueva variable que se llama hado home y que guardará la ruta</text:p>
      <text:p text:style-name="P90">4:43</text:p>
      <text:p text:style-name="P91">de los archivos de jup estos estaban en Home hado hado aquí no vamos a hacer nada más Recuerda que es un archivo de</text:p>
      <text:p text:style-name="P92">4:50</text:p>
      <text:p text:style-name="P93">configuración que se lee en el arranque del sistema Por tanto Tendremos que forzar otra vez su lectura o bien</text:p>
      <text:p text:style-name="P94">4:55</text:p>
      <text:p text:style-name="P95">reiniciar el equipo yo voy a reiniciar mientras lo hago voy a ir cambiando en el resto de nodos para ello guardo</text:p>
      <text:p text:style-name="P96">5:01</text:p>
      <text:p text:style-name="P97">reinicio y me voy al resto de nodos ahora que ya he modificado</text:p>
      <text:soft-page-break/>
      <text:p text:style-name="P98">5:06</text:p>
      <text:p text:style-name="P99">environment en todos los nodos y he reiniciado voy a confirmar que los cambios se han hecho bien Por ejemplo</text:p>
      <text:p text:style-name="P100">5:12</text:p>
      <text:p text:style-name="P101">haré un eco del valor de la variable hup home y confirmo que me aparece la ruta</text:p>
      <text:p text:style-name="P102">5:17</text:p>
      <text:p text:style-name="P103">que escribí Ahora que ya he confirmado que la variable hup home existe correctamente en todos los nodos puedo</text:p>
      <text:p text:style-name="P104">5:24</text:p>
      <text:p text:style-name="P105">continuar con el siguiente paso Este paso consiste en configurar la ruta donde hado dejará sus archivos un</text:p>
      <text:p text:style-name="P106">5:30</text:p>
      <text:p text:style-name="P107">sistema de ficheros tradicional está montado sobre una partición pero el sistema de ficheros hdfs jup no está</text:p>
      <text:p text:style-name="P108">5:36</text:p>
      <text:p text:style-name="P109">montado sobre una partición sino que reside en alguna de las carpetas del sistema que ya existe es importante que</text:p>
      <text:p text:style-name="P110">5:41</text:p>
      <text:p text:style-name="P111">configuremos una ruta de nuestro gusto porque la ruta por defecto es una carpeta temporal funcionará mientras no</text:p>
      <text:p text:style-name="P112">5:47</text:p>
      <text:p text:style-name="P113">se reinicie el ordenador es decir los cambios en ella no son persistentes en cada reinicio la carpeta temporal se</text:p>
      <text:p text:style-name="P114">5:53</text:p>
      <text:p text:style-name="P115">borra en el enunciado de la práctica se pide usar la carpeta disco grande para almacenar todos los archivos</text:p>
      <text:p text:style-name="P116">5:58</text:p>
      <text:p text:style-name="P117">relacionados con con hdfs en este tema estamos aún viendo solo la primera capa de hado la capa hdfs en esta capa los</text:p>
      <text:p text:style-name="P118">6:05</text:p>
      <text:p text:style-name="P119">nodos pueden jugar dos papeles o bien name node que se encargará de guardar la tabla de ficheros o bien Data node que</text:p>
      <text:p text:style-name="P120">6:12</text:p>
      <text:p text:style-name="P121">se encargará de guardar los bloques que componen Los ficheros nosotros lo estamos haciendo de una manera muy limpia en el que el name node solo es</text:p>
      <text:p text:style-name="P122">6:19</text:p>
      <text:p text:style-name="P123">name node y los Data node solo son Data node pero lo cierto es que un mismo nodo podría jugar los dos papeles podría ser</text:p>
      <text:p text:style-name="P124">6:25</text:p>
      <text:p text:style-name="P125">name node y también Data node no estaría bien no sería muy limpio que los datos de las dos funciones se mezclaran en una</text:p>
      <text:p text:style-name="P126">6:32</text:p>
      <text:p text:style-name="P127">misma carpeta además en los temas siguientes de las capas Superiores de hop también se gestionan distintos</text:p>
      <text:p text:style-name="P128">6:37</text:p>
      <text:p text:style-name="P129">archivos en función del papel que juegue el nodo En definitiva voy a crear dentro de la carpeta disco grande de cada nodo</text:p>
      <text:p text:style-name="P130">6:43</text:p>
      <text:soft-page-break/>
      <text:p text:style-name="P131">una subcarpeta con el nombre del papel que juega ese nodo en el clúster el objetivo es que no se mezclen los datos</text:p>
      <text:p text:style-name="P132">6:49</text:p>
      <text:p text:style-name="P133">de unas funciones con otras me voy a nodo uno porque este será el name node el nodo principal El nodo que va a</text:p>
      <text:p text:style-name="P134">6:55</text:p>
      <text:p text:style-name="P135">mantener la tabla de ficheros me voy a disco grande compruebo que aquí no hay nada y creo aquí la carpeta name node o</text:p>
      <text:p text:style-name="P136">7:02</text:p>
      <text:p text:style-name="P137">cualquier otro nombre que yo le quiera dar Ahora me voy al resto de los nodos y hago Exactamente lo mismo salvo que el</text:p>
      <text:p text:style-name="P138">7:07</text:p>
      <text:p text:style-name="P139">nombre de la carpeta no será name node será Data node me voy a disco grande y creo allí Data node lo mismo en el tres</text:p>
      <text:p text:style-name="P140">7:15</text:p>
      <text:p text:style-name="P141">me voy a disco grande y creo allí dat node Y por último lo mismo en el cuatro me voy a disco grande y creo datanode</text:p>
      <text:p text:style-name="P142">7:22</text:p>
      <text:p text:style-name="P143">llegados a este punto del escenario los nodos ya tienen todo lo necesario para funcionar El problema es que aún no</text:p>
      <text:p text:style-name="P144">7:27</text:p>
      <text:p text:style-name="P145">están configurados para trabajar en equip por ejemplo el hecho de tener una subcarpeta que se llame name node No</text:p>
      <text:p text:style-name="P146">7:33</text:p>
      <text:p text:style-name="P147">indica a los demás equipos que ese necesariamente tenga que ser el name node esto Hay que hacerlo con los archivos de configuración de hado si</text:p>
      <text:p text:style-name="P148">7:40</text:p>
      <text:p text:style-name="P149">recuerdas antes vimos la estructura de carpetas de hado y vimos allí una carpeta que se llamaba etc típica de</text:p>
      <text:p text:style-name="P150">7:45</text:p>
      <text:p text:style-name="P151">archivos de configuración Así que vamos a ver qué hay en ella me voy al nodo uno y me voy hasta la carpeta home hup hup</text:p>
      <text:p text:style-name="P152">7:52</text:p>
      <text:p text:style-name="P153">etc Aquí hay un ls - la y lo único que hay es una nueva carpeta que se llama hado entro en ella vuelvo a hacer un ls</text:p>
      <text:p text:style-name="P154">8:00</text:p>
      <text:p text:style-name="P155">y aquí tengo todos los archivos de configuración de hado por ahora de estos archivos que vemos ahí solo Vamos a</text:p>
      <text:p text:style-name="P156">8:05</text:p>
      <text:p text:style-name="P157">tocar dos el que se llama cor site.xml Esa es la configuración global de hadoop</text:p>
      <text:p text:style-name="P158">8:11</text:p>
      <text:p text:style-name="P159">y después vamos a configurar también el que se llama hdfs site.xml vamos con el</text:p>
      <text:p text:style-name="P160">8:16</text:p>
      <text:p text:style-name="P161">primero aquí No necesitamos permisos administrativos porque si te fijas en los permisos de coresite ese archivo</text:p>
      <text:p text:style-name="P162">8:21</text:p>
      <text:soft-page-break/>
      <text:p text:style-name="P163">pertenece a hup nosotros somos hup con lo cual Nano coresite como ves Este es</text:p>
      <text:p text:style-name="P164">8:27</text:p>
      <text:p text:style-name="P165">un archivo xml con etiquetas que sea abren y se cierran aquí será donde especifiquemos las propiedades y valores</text:p>
      <text:p text:style-name="P166">8:32</text:p>
      <text:p text:style-name="P167">que vamos a ir modificando si quieres conocer todas las propiedades y posibles valores que se pueden modificar en este</text:p>
      <text:p text:style-name="P168">8:37</text:p>
      <text:p text:style-name="P169">archivo es tan sencillo como buscarlo en Google y entrar en la página de Apache con el nombre por defecto Aquí</text:p>
      <text:p text:style-name="P170">8:43</text:p>
      <text:p text:style-name="P171">encontrarás todas las propiedades los valores por defectos y una explicación de lo que hacen nosotros vamos a modificar únicamente esta propiedad en</text:p>
      <text:p text:style-name="P172">8:50</text:p>
      <text:p text:style-name="P173">la que le vamos a indicar Qué nodo es el que va a guardar la tabla de ficheros es decir quién es el name node cada vez que</text:p>
      <text:p text:style-name="P174">8:55</text:p>
      <text:p text:style-name="P175">modifiquemos una propiedad lo haremos de esta manera entre etiqueta property que se abren y se cierran usaremos dos</text:p>
      <text:p text:style-name="P176">9:01</text:p>
      <text:p text:style-name="P177">Campos el campo name con su etiqueta que se abre y se cierra aquí pondremos el nombre de la propiedad y el campo value</text:p>
      <text:p text:style-name="P178">9:07</text:p>
      <text:p text:style-name="P179">que se abre y se cierra con su etiqueta value donde pondremos el valor de esa propiedad aquí lo que estamos cambiando</text:p>
      <text:p text:style-name="P180">9:12</text:p>
      <text:p text:style-name="P181">es fs default file System y el valor será hdfs do punos barra barra nodo 1 y</text:p>
      <text:p text:style-name="P182">9:19</text:p>
      <text:p text:style-name="P183">el puerto 9000 con esta propiedad estamos indicando Quién es el nam node recuerda que en una red distribuida</text:p>
      <text:p text:style-name="P184">9:26</text:p>
      <text:p text:style-name="P185">centralizada todos los equipos tienen que saber quién es ese equipo central por lo tanto este archivo coresite tiene</text:p>
      <text:p text:style-name="P186">9:32</text:p>
      <text:p text:style-name="P187">que ser igual en todos los nodos al arrancar jup en cada uno de esos nodos lo primero que se hace va a ser leer</text:p>
      <text:p text:style-name="P188">9:37</text:p>
      <text:p text:style-name="P189">este archivo de configuración es un archivo global todos los nodos van a leer esa propiedad y ya van a saber</text:p>
      <text:p text:style-name="P190">9:43</text:p>
      <text:p text:style-name="P191">quién es el name node Así que lo guardo y voy a aprovechar para copiarlo en el resto de los nodos utilizo el comando</text:p>
      <text:p text:style-name="P192">9:48</text:p>
      <text:p text:style-name="P193">scp el origen es el archivo coresite y lo voy a dejar con el usuario hadou en</text:p>
      <text:p text:style-name="P194">9:54</text:p>
      <text:p text:style-name="P195">nodo dos dos puntos y la ruta barra home hup Had etc hado le doy a intro queda</text:p>
      <text:soft-page-break/>
      <text:p text:style-name="P196">10:02</text:p>
      <text:p text:style-name="P197">copiado hago lo mismo con el nodo 3 y con el nodo 4 para asegurarme que está todo bien me voy a ir a cada uno de los</text:p>
      <text:p text:style-name="P198">10:08</text:p>
      <text:p text:style-name="P199">nodos voy a hacer un Cut de ese archivo en local para confirmar que está bien escrito pulso intro en nodo dos Está</text:p>
      <text:p text:style-name="P200">10:14</text:p>
      <text:p text:style-name="P201">bien y por tanto en el tres también y en el cuatro también en este punto si arrancara ahora hado todos los nodos</text:p>
      <text:p text:style-name="P202">10:20</text:p>
      <text:p text:style-name="P203">sabrían Quién es el name node Porque todos los nodos tienen este archivo de configuración coresite en el que se</text:p>
      <text:p text:style-name="P204">10:25</text:p>
      <text:p text:style-name="P205">indica ahora es el momento de la configuración fina de hdfs para eso voy a volver a nodo un a listar los archivos</text:p>
      <text:p text:style-name="P206">10:32</text:p>
      <text:p text:style-name="P207">de configuración ya hemos tocado Core site vamos a modificar ahora hdfs site donde está el ajuste fino de hdfs uso</text:p>
      <text:p text:style-name="P208">10:40</text:p>
      <text:p text:style-name="P209">Nano hdfs site.xml trabajaremos aquí Exactamente igual que lo hicimos en</text:p>
      <text:p text:style-name="P210">10:45</text:p>
      <text:p text:style-name="P211">coresite es decir dentro de las etiquetas de configuración usaremos las mismas estructuras de etiquetas que</text:p>
      <text:p text:style-name="P212">10:50</text:p>
      <text:p text:style-name="P213">anteriormente Tendremos una etiqueta property que se abre y se cierra para cada una de las propiedades a las que le</text:p>
      <text:p text:style-name="P214">10:55</text:p>
      <text:p text:style-name="P215">cambiemos el valor dentro de estas propiedades tendremos dos Campos name que se abre y se cierra su etiqueta y</text:p>
      <text:p text:style-name="P216">11:01</text:p>
      <text:p text:style-name="P217">dentro pondremos el nombre de la propiedad y value que se abre y se cierra su etiqueta y dentro pondremos el</text:p>
      <text:p text:style-name="P218">11:06</text:p>
      <text:p text:style-name="P219">valor que vamos a modificar de esa propiedad al igual que hicimos con coresite si quieres conocer todas las</text:p>
      <text:p text:style-name="P220">11:11</text:p>
      <text:p text:style-name="P221">propiedades valores por defecto y una pequeña ayuda de cada propiedad No tienes más que buscar el nombre del</text:p>
      <text:p text:style-name="P222">11:17</text:p>
      <text:p text:style-name="P223">archivo de configuración hado y Buscar el nombre por defecto dentro de la web de hado aquí también encontrarás el</text:p>
      <text:p text:style-name="P224">11:23</text:p>
      <text:p text:style-name="P225">nombre de la propiedad en la primera columna el valor por defecto en la mitad y una pequeña descripción en la tercera</text:p>
      <text:p text:style-name="P226">11:28</text:p>
      <text:p text:style-name="P227">columna esta de aquí dfs name node name dir es la propiedad más importante que tenemos que cambiar si te fijas en el</text:p>
      <text:p text:style-name="P228">11:35</text:p>
      <text:soft-page-break/>
      <text:p text:style-name="P229">valor por defecto verás que hay un temporal por ahí esto quiere decir que hado por defecto dejará la tabla de</text:p>
      <text:p text:style-name="P230">11:40</text:p>
      <text:p text:style-name="P231">ficheros de todo hdfs en una carpeta temporal que se borrará en el siguiente reinicio Aparentemente nos va a</text:p>
      <text:p text:style-name="P232">11:46</text:p>
      <text:p text:style-name="P233">funcionar pero si hay una caída lo perderíamos todo Recuerda que en nuestro escenario hemos configurado la carpeta</text:p>
      <text:p text:style-name="P234">11:51</text:p>
      <text:p text:style-name="P235">disco grande y dentro de esta carpeta una subcarpeta que se llama nam node para dejar ahí todos los archivos que</text:p>
      <text:p text:style-name="P236">11:57</text:p>
      <text:p text:style-name="P237">genere la función de name node en este equipo Así que la modificación que vamos a hacer en el archivo hdfs site es</text:p>
      <text:p text:style-name="P238">12:04</text:p>
      <text:p text:style-name="P239">modificar esta propiedad con la ruta de disco grande vamos a ello para eso volvemos al nodo un que ya habíamos</text:p>
      <text:p text:style-name="P240">12:09</text:p>
      <text:p text:style-name="P241">dejado aquí preparado nuestro esqueleto escribimos el nombre de la propiedad dfs punn node name dirir y en el valor</text:p>
      <text:p text:style-name="P242">12:17</text:p>
      <text:p text:style-name="P243">pondremos la ruta home hup disco grande name node además de esta propiedad vamos</text:p>
      <text:p text:style-name="P244">12:23</text:p>
      <text:p text:style-name="P245">a cambiar el factor de replicación por defecto de los archivos Si volvemos a la web donde teníamos los valores por</text:p>
      <text:p text:style-name="P246">12:28</text:p>
      <text:p text:style-name="P247">defect defecto encontramos por ahí un campo que se llama dfs replication cuyo valor por defecto es tres porque en hado</text:p>
      <text:p text:style-name="P248">12:34</text:p>
      <text:p text:style-name="P249">3 es el valor predeterminado de réplicas que hay que mantener en nuestro escenario nosotros tenemos un name node</text:p>
      <text:p text:style-name="P250">12:40</text:p>
      <text:p text:style-name="P251">y tres Data node Así que realmente con la configuración por defecto nosotros estamos forzando a que todos los nodos</text:p>
      <text:p text:style-name="P252">12:46</text:p>
      <text:p text:style-name="P253">sean exactamente iguales para poder jugar un poco con hdfs y ver como los bloques se reparten por unos nodos I y</text:p>
      <text:p text:style-name="P254">12:52</text:p>
      <text:p text:style-name="P255">por otros nodos no vamos a bajar el nivel de replicación a solamente dos para hacer esto volvemos a nodo uno y</text:p>
      <text:p text:style-name="P256">12:58</text:p>
      <text:p text:style-name="P257">dentro de hdfs site que estábamos modificando vamos a crear una nueva propiedad con su etiqueta que se abre y</text:p>
      <text:p text:style-name="P258">13:04</text:p>
      <text:p text:style-name="P259">se cierra y sus campos name value que se abren y se cierran el campo name hemos visto que es nfs replication el valor</text:p>
      <text:p text:style-name="P260">13:11</text:p>
      <text:soft-page-break/>
      <text:p text:style-name="P261">por defecto es tres pero nosotros lo vamos a cambiar a solamente dos y con esto damos por configurado el name node</text:p>
      <text:p text:style-name="P262">13:16</text:p>
      <text:p text:style-name="P263">hemos dejado todo por defecto salvo la ruta donde va a dejar los archivos name node que va a ser en disco grande por lo</text:p>
      <text:p text:style-name="P264">13:22</text:p>
      <text:p text:style-name="P265">tanto va a ser persistente y en el siguiente reinicio seguirá Estando todo allí y también hemos cambiado el valor</text:p>
      <text:p text:style-name="P266">13:27</text:p>
      <text:p text:style-name="P267">de replicación lo hemos bajado dos porque es que solamente tenemos tres nodos con esto quedará listo el name node con esto guardamos sobreescribir y</text:p>
      <text:p text:style-name="P268">13:35</text:p>
      <text:p text:style-name="P269">salimos vamos a ir ahora al nodo 2 en el nodo dos también Tendremos que configurar el archivo hdfs site.xml pero</text:p>
      <text:p text:style-name="P270">13:42</text:p>
      <text:p text:style-name="P271">lo Tendremos que configurar con otros valores porque él va a ser un Data node un Data node no tiene por qué conocer la</text:p>
      <text:p text:style-name="P272">13:48</text:p>
      <text:p text:style-name="P273">ruta local donde el name node dejará sus archivos y tampoco tiene por qué conocer Cuál es el factor de replicación puesto</text:p>
      <text:p text:style-name="P274">13:55</text:p>
      <text:p text:style-name="P275">que es solo el name node el que da las órdenes de replicar El Data node no tendría por qué conocer Cuántas o dónde</text:p>
      <text:p text:style-name="P276">14:00</text:p>
      <text:p text:style-name="P277">están el resto de las réplicas de los bloques que él tiene Lo cierto es que en el archivo hdfs site podríamos poner</text:p>
      <text:p text:style-name="P278">14:06</text:p>
      <text:p text:style-name="P279">todas las propiedades y valores que afecten a los Data nodes y al name node será solo en el momento en el que cada</text:p>
      <text:p text:style-name="P280">14:12</text:p>
      <text:p text:style-name="P281">nodo arranque como name node o como datanode que leerá las propiedades adecuadas para su función yo las voy a</text:p>
      <text:p text:style-name="P282">14:18</text:p>
      <text:p text:style-name="P283">separar para que quede absolutamente Claro en Qué es en lo que se fija cada nodo en función de su papel ya hemos</text:p>
      <text:p text:style-name="P284">14:23</text:p>
      <text:p text:style-name="P285">hecho las del name node que ponemos la ruta de los archivos donde dejarán las cosas el name node y el factor de</text:p>
      <text:p text:style-name="P286">14:29</text:p>
      <text:p text:style-name="P287">replicación donde el name node debe ser consciente de que tiene que haber dos réplicas de cada bloque el nodo dos va a</text:p>
      <text:p text:style-name="P288">14:34</text:p>
      <text:p text:style-name="P289">ser un Data node solo va a guardar bloques Así que el único cambio que vamos a hacer en su configuración será</text:p>
      <text:p text:style-name="P290">14:39</text:p>
      <text:p text:style-name="P291">indicarle la ruta persistente donde almacenar los bloques para ello modificamos con Nano y la ruta home hup</text:p>
      <text:p text:style-name="P292">14:46</text:p>
      <text:soft-page-break/>
      <text:p text:style-name="P293">hup etc hup hdfs site.xml aquí tenemos</text:p>
      <text:p text:style-name="P294">14:52</text:p>
      <text:p text:style-name="P295">el archivo que modificamos con esta estructura que ya es típica para modificar propiedades abrimos y cerramos</text:p>
      <text:p text:style-name="P296">14:57</text:p>
      <text:p text:style-name="P297">la etiqueta propiedad y dentro abriremos y cerramos los dos Campos name y value donde pondremos el nombre de la</text:p>
      <text:p text:style-name="P298">15:03</text:p>
      <text:p text:style-name="P299">propiedad y su nuevo valor si nos vamos otra vez a la web donde aparecen todas las propiedades encontramos allí una que</text:p>
      <text:p text:style-name="P300">15:09</text:p>
      <text:p text:style-name="P301">se llama dfsd d. dirir esta propiedad indica En qué carpeta se guardan los bloques hdfs</text:p>
      <text:p text:style-name="P302">15:17</text:p>
      <text:p text:style-name="P303">en este datanode por defecto es una carpeta temporal no es persistente en el siguiente reinicio habríamos perdido</text:p>
      <text:p text:style-name="P304">15:23</text:p>
      <text:p text:style-name="P305">todo pero en este escenario Nosotros hemos decidido que dentro de disco grande se guardarán los datos generados</text:p>
      <text:p text:style-name="P306">15:28</text:p>
      <text:p text:style-name="P307">por h dfs así que me vuelvo a nodo dos para cambiar estos valores el nombre de la propiedad es dfs</text:p>
      <text:p text:style-name="P308">15:35</text:p>
      <text:p text:style-name="P309">datanode datata dirir y el valor de la propiedad es la ruta home hup discog</text:p>
      <text:p text:style-name="P310">15:41</text:p>
      <text:p text:style-name="P311">grande bar datanode aquí en el hdfs site del nodo 2s No tocaremos nada más no le</text:p>
      <text:p text:style-name="P312">15:47</text:p>
      <text:p text:style-name="P313">vamos a decir ni Cuántas réplicas tiene que tener porque no es misión suya ni le diremos dónde guarda internamente la</text:p>
      <text:p text:style-name="P314">15:52</text:p>
      <text:p text:style-name="P315">tabla de ficheros el nam node no le interesa guardamos y casi podemos aprovechar que esta configuración de</text:p>
      <text:p text:style-name="P316">15:58</text:p>
      <text:p text:style-name="P317">hdfs site del nodo 2 es Exactamente igual a la del nodo 3 y a la del nodo 4 para copiarlos desde aquí hacemos un scp</text:p>
      <text:p text:style-name="P318">16:05</text:p>
      <text:p text:style-name="P319">y la ruta home jup hup etc hup hdfs</text:p>
      <text:p text:style-name="P320">16:11</text:p>
      <text:p text:style-name="P321">site. xml a jup en nodo 3 dos puntos y</text:p>
      <text:p text:style-name="P322">16:16</text:p>
      <text:p text:style-name="P323">la ruta que es home jup hadou etc jup se ha copiado en el tres se ha copiado en</text:p>
      <text:p text:style-name="P324">16:22</text:p>
      <text:p text:style-name="P325">el cuatro me voy a ir por ejemplo al cuatro para hacer un Cat y confirmar que se ha copiado bien home hado hup etc hup</text:p>
      <text:p text:style-name="P326">16:31</text:p>
      <text:p text:style-name="P327">hdfs site.xml y ahí veo el archivo con la propiedad que me interesa ya Lo tendríamos configurado vamos a ver en</text:p>
      <text:soft-page-break/>
      <text:p text:style-name="P328">16:38</text:p>
      <text:p text:style-name="P329">esta vista global lo que está pasando ahí en nodo 3 tenemos una vista del archivo coresite os lo muestro en el</text:p>
      <text:p text:style-name="P330">16:43</text:p>
      <text:p text:style-name="P331">tres pero realmente os lo podría mostrar en cualquiera Porque todos los nodos del clúster tienen esta misma configuración</text:p>
      <text:p text:style-name="P332">16:49</text:p>
      <text:p text:style-name="P333">en este archivo realmente lo único que hemos hecho ha sido modificar la propiedad en la que indicamos quién es el name node todos los nodos de la red</text:p>
      <text:p text:style-name="P334">16:56</text:p>
      <text:p text:style-name="P335">sabrán que nodo uno es el name node y se comunicarán con él a través del puerto 9000 después hemos configurado el</text:p>
      <text:p text:style-name="P336">17:02</text:p>
      <text:p text:style-name="P337">archivo hdfs site en todos los nodos pero aquí tenían configuraciones diferentes en el nodo uno el que va a</text:p>
      <text:p text:style-name="P338">17:09</text:p>
      <text:p text:style-name="P339">actuar como name node tenía una configuración y el resto son todos Data nodes tienen otra configuración Es</text:p>
      <text:p text:style-name="P340">17:15</text:p>
      <text:p text:style-name="P341">cierto que en muchos sitios veréis que en este archivo se incluyen las configuraciones para el name node y el Data node será cada nodo cuando arranque</text:p>
      <text:p text:style-name="P342">17:21</text:p>
      <text:p text:style-name="P343">su servicio el que tendrá que distinguir Qué propiedades leer y cuáles no Además en algunas ocasiones se da el caso en</text:p>
      <text:p text:style-name="P344">17:27</text:p>
      <text:p text:style-name="P345">que un mismo nodo es name node y también Data node por tanto necesita todas las configuraciones dentro del mismo archivo</text:p>
      <text:p text:style-name="P346">17:33</text:p>
      <text:p text:style-name="P347">este escenario es un escenario digamos limpio en el sentido en que cada nodo ejerce solamente una función y para que</text:p>
      <text:p text:style-name="P348">17:40</text:p>
      <text:p text:style-name="P349">quede claro Qué propiedad se aplica a cada nodo me ha parecido más interesante separar el contenido de los archivos en</text:p>
      <text:p text:style-name="P350">17:45</text:p>
      <text:p text:style-name="P351">el nodo uno que va a funcionar como name node hemos modificado dos propiedades una la ruta local donde va a dejar los</text:p>
      <text:p text:style-name="P352">17:51</text:p>
      <text:p text:style-name="P353">archivos el name node y dos el factor de replicación de los bloques que lo hemos bajado de tres a dos en el resto de los</text:p>
      <text:p text:style-name="P354">17:58</text:p>
      <text:p text:style-name="P355">nod todos tenemos un archivo hdfs site en el que solamente indicamos la ruta local donde se van a almacenar los</text:p>
      <text:p text:style-name="P356">18:04</text:p>
      <text:p text:style-name="P357">bloques que nos mande el namenode Ya casi lo tenemos todo pero antes necesitamos como en todos los sistemas</text:p>
      <text:p text:style-name="P358">18:09</text:p>
      <text:soft-page-break/>
      <text:p text:style-name="P359">de ficheros formatearlo como vimos en teoría formatear no es más que crear la tabla de ficheros y el sitio más</text:p>
      <text:p text:style-name="P360">18:15</text:p>
      <text:p text:style-name="P361">apropiado para hacer eso es en nodo uno porque es el nodo donde se guardará la tabla de ficheros para formatear el name</text:p>
      <text:p text:style-name="P362">18:21</text:p>
      <text:p text:style-name="P363">node utilizaremos el siguiente Comando hdfs que es el comando de hado que usaremos para trabajar específicamente</text:p>
      <text:p text:style-name="P364">18:27</text:p>
      <text:p text:style-name="P365">sobre hdfs seguido de name node y algo parecido a un parámetro con menos format</text:p>
      <text:p text:style-name="P366">18:33</text:p>
      <text:p text:style-name="P367">antes de dar la intro vamos a ver de dónde viene esto para ello nos vamos a la web y buscamos la guía de comandos de</text:p>
      <text:p text:style-name="P368">18:38</text:p>
      <text:p text:style-name="P369">hdfs lo que nosotros hemos escrito es hdfs que es el ejecutable después como</text:p>
      <text:p text:style-name="P370">18:43</text:p>
      <text:p text:style-name="P371">primer modificador hemos elegido name node que lo tenemos aquí abajo y si pinchamos en él hemos usado la opción de</text:p>
      <text:p text:style-name="P372">18:50</text:p>
      <text:p text:style-name="P373">formatear volvemos al nodo uno y pulsamos intro a ver qué pasa como puedes ver esta salida está llena de</text:p>
      <text:p text:style-name="P374">18:55</text:p>
      <text:p text:style-name="P375">errores es muy importante interpretar las salidas de los Comando si empezamos a leer de abajo a arriba rápidamente</text:p>
      <text:p text:style-name="P376">19:00</text:p>
      <text:p text:style-name="P377">llegamos a una línea de error donde nos da una pista bastante importante de lo que está pasando nos habla de que</text:p>
      <text:p text:style-name="P378">19:06</text:p>
      <text:p text:style-name="P379">esperaba encontrar una etiqueta y se ha encontrado otra y ahí nos dice también que el problema está en el archivo hdcs</text:p>
      <text:p text:style-name="P380">19:11</text:p>
      <text:p text:style-name="P381">site.xml al entrar en el archivo en el que nos indicaba un error estamos ya un poco mentalizados y localizamos rápido</text:p>
      <text:p text:style-name="P382">19:17</text:p>
      <text:p text:style-name="P383">el fallo pero en ocasiones este fallo es difícil de ver aquí está claro las etiquetas de property no se cierran Así</text:p>
      <text:p text:style-name="P384">19:23</text:p>
      <text:p text:style-name="P385">que cerramos una cerramos la otra guardamos y volvemos a intentar el formateo aquí como veis la salida es</text:p>
      <text:p text:style-name="P386">19:29</text:p>
      <text:p text:style-name="P387">totalmente distinto y Si lees la décima línea desde abajo comprobarás que dice que el formateo ha acabado correctamente</text:p>
      <text:p text:style-name="P388">19:35</text:p>
      <text:p text:style-name="P389">llegados a este punto Ya lo tenemos todo absolutamente listo para lanzarlo ya tenemos los nodos bien configurados</text:p>
      <text:p text:style-name="P390">19:41</text:p>
      <text:soft-page-break/>
      <text:p text:style-name="P391">todos se ven todos tienen los archivos de hop y todos tienen los archivos de configuración necesarios para el papel</text:p>
      <text:p text:style-name="P392">19:47</text:p>
      <text:p text:style-name="P393">que van a tener es el momento de lanzar los servicios vamos a la web de nuevo para ver qué Comando hdfs es necesario</text:p>
      <text:p text:style-name="P394">19:54</text:p>
      <text:p text:style-name="P395">para arrancar tanto el servicio del name node como los de los Data nodes aquí un poco más abajo vemos cómo se usa el</text:p>
      <text:p text:style-name="P396">20:00</text:p>
      <text:p text:style-name="P397">comando hdfs tiene una serie de opciones que aparecen aquí y que están documentadas en este manual vamos a</text:p>
      <text:p text:style-name="P398">20:06</text:p>
      <text:p text:style-name="P399">verlo esta de aquí es la que nos interesa vamos a arrancar o parar en forma de demonio un determinado servicio</text:p>
      <text:p text:style-name="P400">20:12</text:p>
      <text:p text:style-name="P401">volvemos al nodo uno y Aquí vamos a arrancar hdfs menos menos Diamond</text:p>
      <text:p text:style-name="P402">20:18</text:p>
      <text:p text:style-name="P403">espacio Start espacio name node porque es lo que queremos arrancar aquí en el nodo uno pulsamos intro y no hay ningún</text:p>
      <text:p text:style-name="P404">20:24</text:p>
      <text:p text:style-name="P405">mensaje de error lo cual es bueno para confirmar que lo tenemos lanzado vamos a utilizar jps que es el comando que te va</text:p>
      <text:p text:style-name="P406">20:31</text:p>
      <text:p text:style-name="P407">a listar todos los procesos de Java que estén en ejecución le damos a intro y aquí vemos el proceso name node que se</text:p>
      <text:p text:style-name="P408">20:36</text:p>
      <text:p text:style-name="P409">está ejecutando y el propio jps que se estaba ejecutando al haberlo lanzado ahora mismo tenemos en nuestro clúster</text:p>
      <text:p text:style-name="P410">20:42</text:p>
      <text:p text:style-name="P411">un único servicio name node que está funcionando aún no tenemos ningún Data node está solo el name node vamos a</text:p>
      <text:p text:style-name="P412">20:48</text:p>
      <text:p text:style-name="P413">consultar la ayuda en la página web para ver qué Comando necesitaríamos para ver las estadísticas y el estado del clúster</text:p>
      <text:p text:style-name="P414">20:54</text:p>
      <text:p text:style-name="P415">desde la interfaz de comandos nos vamos a la página web y allí dentro de los comandos hdfs vamos a ir por la opción</text:p>
      <text:p text:style-name="P416">21:00</text:p>
      <text:p text:style-name="P417">dfs admin pinchamos allí y ya la primera opción es un menor report que nos dará información básica del sistema de</text:p>
      <text:p text:style-name="P418">21:07</text:p>
      <text:p text:style-name="P419">ficheros y sus estadísticas vamos a probarlo nos vamos a nodo uno que es el único que está arrancado en el clúster y</text:p>
      <text:p text:style-name="P420">21:12</text:p>
      <text:p text:style-name="P421">ahí escribimos hdfs dfs admin menos report y pulsamos intro como podemos ver</text:p>
      <text:p text:style-name="P422">21:18</text:p>
      <text:soft-page-break/>
      <text:p text:style-name="P423">ahí la información está todo a cero porque solamente tenemos el name node encendido no hay ningún Data node donde</text:p>
      <text:p text:style-name="P424">21:23</text:p>
      <text:p text:style-name="P425">poder guardar cosas además de esta vista por la interfaz de comandos También tenemos la opción web Si volvemos al documento donde aparecían las</text:p>
      <text:p text:style-name="P426">21:30</text:p>
      <text:p text:style-name="P427">propiedades del hdfs site por defecto encontraremos una que es dfs noode http</text:p>
      <text:p text:style-name="P428">21:36</text:p>
      <text:p text:style-name="P429">Adress que indica el puerto de escucha para ese nodo y su interfaz web si uso un navegador web cualquiera para</text:p>
      <text:p text:style-name="P430">21:42</text:p>
      <text:p text:style-name="P431">conectarme a ese nodo a través de ese puerto podré ver esa misma información pero desde un entorno web aquí en esta</text:p>
      <text:p text:style-name="P432">21:48</text:p>
      <text:p text:style-name="P433">página lo que me interesa es esta pestaña de datanodes en las que aún no veo ningún Data node porque no están</text:p>
      <text:p text:style-name="P434">21:53</text:p>
      <text:p text:style-name="P435">conectados me voy a ir ahora al nodo dos porque quiero arrancar mi primer datanode el del el nodo dos para hacer</text:p>
      <text:p text:style-name="P436">21:59</text:p>
      <text:p text:style-name="P437">esto utilizo un comando prácticamente igual que en el name node que es hdfs espacio menos menos daemo espacio Start</text:p>
      <text:p text:style-name="P438">22:07</text:p>
      <text:p text:style-name="P439">y el servicio que quiero arrancar que en este caso es datanode pulso intro me aparece un Warning esta primera vez</text:p>
      <text:p text:style-name="P440">22:13</text:p>
      <text:p text:style-name="P441">porque no hay una carpeta Clara para los logs me la ha creado pero Aparentemente está voy a utilizar jps para ver los</text:p>
      <text:p text:style-name="P442">22:19</text:p>
      <text:p text:style-name="P443">procesos Java activos y veo ahí el Data node vuelvo a la web la actualizo y ahí veo mi primer nodo veo que la interfaz</text:p>
      <text:p text:style-name="P444">22:25</text:p>
      <text:p text:style-name="P445">web ya ha cambiado veo los datos del nodo que se incorporado como Data node voy a ver cómo se ve a través de comando</text:p>
      <text:p text:style-name="P446">22:30</text:p>
      <text:p text:style-name="P447">vuelvo al nodo uno y este mismo Comando que ejecuté hace un momento lo repito Ahora ya he cambiado en esta primera</text:p>
      <text:p text:style-name="P448">22:36</text:p>
      <text:p text:style-name="P449">parte de arriba veo los datos del clúster y a continuación veré tantas partes como Data noest tenga Ya solo con</text:p>
      <text:p text:style-name="P450">22:42</text:p>
      <text:p text:style-name="P451">sus datos nodo un como name node ya está funcionando nodo 2 como Data node ya está funcionando Vámonos al tres para</text:p>
      <text:p text:style-name="P452">22:48</text:p>
      <text:p text:style-name="P453">levantarlo utilizo el comando hdfs menos menos daemo Start datanode pulso intro</text:p>
      <text:p text:style-name="P454">22:55</text:p>
      <text:soft-page-break/>
      <text:p text:style-name="P455">nuevamente un Warning solo me saldrá esta vez porque me dice que no no existe carpeta para los logs pero que la está creando ya no volverá a repetirse este</text:p>
      <text:p text:style-name="P456">23:01</text:p>
      <text:p text:style-name="P457">problema y ninguna línea más utilizo jps para comprobar los procesos Java activos y ahí veo mi datanode actualizo la web y</text:p>
      <text:p text:style-name="P458">23:09</text:p>
      <text:p text:style-name="P459">ahí puedo ver mi segundo datanode con sus datos si voy a la pantalla inicial veo que la capacidad del classter es de</text:p>
      <text:p text:style-name="P460">23:14</text:p>
      <text:p text:style-name="P461">195 GB porque se han sumado los dos discos de 100 de disco grande me voy a ir ahora al nodo cuatro porque quiero</text:p>
      <text:p text:style-name="P462">23:21</text:p>
      <text:p text:style-name="P463">también arrancar el Data no de aquí pero lo voy a hacer con error Por si os pasa a vosotros que seáis capaces de localizarlo rápido lo que voy a hacer va</text:p>
      <text:p text:style-name="P464">23:27</text:p>
      <text:p text:style-name="P465">a ser editar uno de los archivos de configuración que teníamos en este caso solamente tenemos coresite que es muy</text:p>
      <text:p text:style-name="P466">23:33</text:p>
      <text:p text:style-name="P467">sencillo este no lo vamos a tocar y hdfs site que sí vamos a tocar voy a estropearlo de alguna manera Por ejemplo</text:p>
      <text:p text:style-name="P468">23:39</text:p>
      <text:p text:style-name="P469">a esta etiqueta name de cierre le voy a quitar el cierre para provocar algún tipo de error en este archivo lo voy a</text:p>
      <text:p text:style-name="P470">23:44</text:p>
      <text:p text:style-name="P471">guardar control x Sí y ahora voy a lanzar el servicio para que veáis el tipo de mensaje que da relacionado con</text:p>
      <text:p text:style-name="P472">23:50</text:p>
      <text:p text:style-name="P473">este error hdfs menos menos daemo Start datanode le doy a intro y me da el</text:p>
      <text:p text:style-name="P474">23:57</text:p>
      <text:p text:style-name="P475">waring habitual de estas primeras veces porque no he configurado ninguna carpeta log me va a crear él una por defecto</text:p>
      <text:p text:style-name="P476">24:03</text:p>
      <text:p text:style-name="P477">pero después sí que me sale un mensaje de error que me dice que no se puede Definir la prioridad para el Data node De hecho si ahora utilizo jps para ver</text:p>
      <text:p text:style-name="P478">24:10</text:p>
      <text:p text:style-name="P479">los procesos Java activos me doy cuenta que el proceso Data node no se ha llegado a cargar lo puedo ejecutar todas</text:p>
      <text:p text:style-name="P480">24:15</text:p>
      <text:p text:style-name="P481">las veces que quiera ya no me dará el Warning de que falta la carpeta lock porque la ha creado en el primer lanzamiento pero me sigue dando el error</text:p>
      <text:p text:style-name="P482">24:22</text:p>
      <text:p text:style-name="P483">de la prioridad pongo este caso porque al igual que en el nodo uno cuando formateamos y nos dio un error est muy</text:p>
      <text:p text:style-name="P484">24:28</text:p>
      <text:p text:style-name="P485">claro lo que estaba pasando la verdad es que cuando lanzamos un servicio y hay un error el mensaje de error no ayuda mucho</text:p>
      <text:p text:style-name="P486">24:33</text:p>
      <text:soft-page-break/>
      <text:p text:style-name="P487">por lo tanto en caso de que el error sea de que no puede definir una prioridad Tendremos que revisar el archivo de</text:p>
      <text:p text:style-name="P488">24:38</text:p>
      <text:p text:style-name="P489">configuración lo arreglamos poniendo bien la etiqueta de cierre guardamos y ahora sí lo lanzamos no da ningún</text:p>
      <text:p text:style-name="P490">24:44</text:p>
      <text:p text:style-name="P491">problema hago el jps Y ahí aparece el servicio además si me voy al entorno web y actualizo ahí tengo vivos a mis tres</text:p>
      <text:p text:style-name="P492">24:51</text:p>
      <text:p text:style-name="P493">nodos y el sistema con una capacidad de casi 300 GB si vuelvo a alguno de los nodos y ejecuto el comando hdf s dfs</text:p>
      <text:p text:style-name="P494">24:58</text:p>
      <text:p text:style-name="P495">admin Men report tengo una salida muy larga con los datos del clúster y de cada nodo en concreto este Comando hdfs</text:p>
      <text:p text:style-name="P496">25:05</text:p>
      <text:p text:style-name="P497">dfs admin men report lo puedo realmente utilizar desde cualquier nodo me voy a ir por ejemplo al 4atro para ejecutarlo</text:p>
      <text:p text:style-name="P498">25:11</text:p>
      <text:p text:style-name="P499">escribo hdfs dfs admin menos report y ahí tengo los mismos datos ahora sí ya</text:p>
      <text:p text:style-name="P500">25:17</text:p>
      <text:p text:style-name="P501">tengo el classter hdfs plenamente funcionando y puedo utilizarlo de manera normal los comandos que usaremos dentro</text:p>
      <text:p text:style-name="P502">25:22</text:p>
      <text:p text:style-name="P503">del sistema hdfs son muy muy parecidos a los comandos Linux de toda la vida hay un l s hay un mkdir hay un ch mod vamos</text:p>
      <text:p text:style-name="P504">25:30</text:p>
      <text:p text:style-name="P505">a volver a la web oficial para saber de qué comandos disponemos Y cómo utilizarlo nuevamente vamos a utilizar</text:p>
      <text:p text:style-name="P506">25:36</text:p>
      <text:p text:style-name="P507">los comandos hdfs usaremos hdfs y el modificador dfs dentro de dfs podremos</text:p>
      <text:p text:style-name="P508">25:42</text:p>
      <text:p text:style-name="P509">escribir los comandos y sus opciones para interactuar con hdfs el listado de estos comandos los podemos encontrar</text:p>
      <text:p text:style-name="P510">25:47</text:p>
      <text:p text:style-name="P511">aquí Estos son todos los comandos que podemos utilizar reconocerás muchos de ellos porque son exactamente iguales que</text:p>
      <text:p text:style-name="P512">25:53</text:p>
      <text:p text:style-name="P513">los de Linux ahora vamos a usar este DF para hacerlo me voy a cualquiera de los no modos y escribo hdfs dfs y como</text:p>
      <text:p text:style-name="P514">26:01</text:p>
      <text:p text:style-name="P515">parámetro El Comando que quería utilizar por ejemplo DF si recordáis aquella primera práctica utilizamos El Comando</text:p>
      <text:p text:style-name="P516">26:07</text:p>
      <text:p text:style-name="P517">DF con el modificador - H para ver los datos en unidades más cómodas pulsamos intro y aquí nos aparece la información</text:p>
      <text:p text:style-name="P518">26:14</text:p>
      <text:p text:style-name="P519">el sistema de ficheros que está en nodo 1 tiene una capacidad de 293 Gb en</text:p>
      <text:p text:style-name="P520">26:19</text:p>
      <text:soft-page-break/>
      <text:p text:style-name="P521">algunos sitios también veréis que en lugar del Comando hdfs utilizan El Comando hup funcionan de una manera muy</text:p>
      <text:p text:style-name="P522">26:25</text:p>
      <text:p text:style-name="P523">similar lo que pasa es que hup es más genérico funcionaría con hdfs y también con S3 de Amazon y otros sistemas en</text:p>
      <text:p text:style-name="P524">26:32</text:p>
      <text:p text:style-name="P525">cambio El Comando hdfs actúa única y exclusivamente sobre la capa hdfs de hado vamos ahora a copiar algo en</text:p>
      <text:p text:style-name="P526">26:39</text:p>
      <text:p text:style-name="P527">nuestro nuevo sistema de ficheros hdfs volvemos a la web para ver qué Comando sería interesante tenemos varios que</text:p>
      <text:p text:style-name="P528">26:45</text:p>
      <text:p text:style-name="P529">suenan interesante CP el copiar lo usaremos para copias internas dentro de hdfs También tenemos otros típicos como</text:p>
      <text:p text:style-name="P530">26:52</text:p>
      <text:p text:style-name="P531">get y put para subir o bajar archivos pero tenemos estos cuyo nombre acompaña muchísimo vamos a utilizar este Comando</text:p>
      <text:p text:style-name="P532">26:58</text:p>
      <text:p text:style-name="P533">al que le tenemos que pasar El origen de los datos en local y la ruta de destino en hdfs me voy a volver a nodo 1 pero no</text:p>
      <text:p text:style-name="P534">27:04</text:p>
      <text:p text:style-name="P535">me vuelvo a nodo un porque sea el name node me vuelvo a nodo 1 porque ahí tengo el archivo comprimido que me descargué</text:p>
      <text:p text:style-name="P536">27:09</text:p>
      <text:p text:style-name="P537">de hado que son 700 meg Y ese es el que voy a subir a hdfs esto lo haré con el</text:p>
      <text:p text:style-name="P538">27:15</text:p>
      <text:p text:style-name="P539">comando hdfs dfs men copy from local</text:p>
      <text:p text:style-name="P540">27:20</text:p>
      <text:p text:style-name="P541">ahora viene la ruta de origen home hado y el resto del archivo comprimido y ahora la ruta dentro de hdfs pues lo voy</text:p>
      <text:p text:style-name="P542">27:27</text:p>
      <text:p text:style-name="P543">a por ejemplo en la raíz pulso intro y se copia recuerda el vídeo de la teoría con Cómo funciona esto en este momento</text:p>
      <text:p text:style-name="P544">27:34</text:p>
      <text:p text:style-name="P545">estamos siendo clientes da igual el nodo en el que estemos somos clientes y le estamos pidiendo a hdfs que nos copie un</text:p>
      <text:p text:style-name="P546">27:40</text:p>
      <text:p text:style-name="P547">determinado archivo a la raíz de hdfs ese Comando Se pondrá en contacto con el nam node le solicitará un hueco en la</text:p>
      <text:p text:style-name="P548">27:47</text:p>
      <text:p text:style-name="P549">tabla de ficheros y el name node le indicará En qué nodos debe escribir cada uno de los bloques en los que ha</text:p>
      <text:p text:style-name="P550">27:52</text:p>
      <text:p text:style-name="P551">dividido el archivo el cliente los escribe y acaba la operación vamos a ver si se ha copiada entonces hdfs dfs y El</text:p>
      <text:p text:style-name="P552">28:00</text:p>
      <text:p text:style-name="P553">Comando que voy a utilizar va a ser ls en la raíz le doy a intro y ahí veo el listado de archivos que hay en la raíz</text:p>
      <text:soft-page-break/>
      <text:p text:style-name="P554">28:07</text:p>
      <text:p text:style-name="P555">de hdfs esto lo he hecho en nodo uno pero lo podría hacer en cualquiera de los otros nodos me voy a ir por ejemplo</text:p>
      <text:p text:style-name="P556">28:12</text:p>
      <text:p text:style-name="P557">al tres porro pantalla y ejecuto un comando hdfs dfs y El Comando Linux que</text:p>
      <text:p text:style-name="P558">28:18</text:p>
      <text:p text:style-name="P559">quiero utilizar es un ls de la raíz y ahí tengo el mismo resultado insisto una vez más este Comando actúa como cliente</text:p>
      <text:p text:style-name="P560">28:25</text:p>
      <text:p text:style-name="P561">el cliente va a consultar al name Noe hará lo que tenga que hacer en el name node y devolverá el resultado a pesar de</text:p>
      <text:p text:style-name="P562">28:31</text:p>
      <text:p text:style-name="P563">que estamos en nodo 3 que es un Data node ese Comando se ejecuta como cliente vamos a ver Cómo afecta esto a la</text:p>
      <text:p text:style-name="P564">28:36</text:p>
      <text:p text:style-name="P565">capacidad hdfs dfs - DF - H para verlo</text:p>
      <text:p text:style-name="P566">28:41</text:p>
      <text:p text:style-name="P567">bien ahí me aparecen los resultados de capacidad y ocupación que tiene ahora mismo hdfs Fíjate que el tamaño son 293</text:p>
      <text:p text:style-name="P568">28:48</text:p>
      <text:p text:style-name="P569">GB como antes pero el usado es 1,4 GB esto es porque el archivo realmente eran 700 meg pero tiene un factor de</text:p>
      <text:p text:style-name="P570">28:54</text:p>
      <text:p text:style-name="P571">replicación de dos por lo tanto ocupa el doble volvemos a la web de hdfs para ver que en la pestaña utilidades disponemos</text:p>
      <text:p text:style-name="P572">29:01</text:p>
      <text:p text:style-name="P573">de un explorador de archivos aquí veremos un listado con los archivos que tenemos ahora únicamente tenemos el hado</text:p>
      <text:p text:style-name="P574">29:07</text:p>
      <text:p text:style-name="P575">que subimos ocupa 710 meg pero tiene un factor de replicación de dos Aquí vemos que por defecto el tamaño de los bloques</text:p>
      <text:p text:style-name="P576">29:13</text:p>
      <text:p text:style-name="P577">en el que divide los archivos es de 128 meg si ahora pinchamos en el archivo podemos ver la información de los</text:p>
      <text:p text:style-name="P578">29:19</text:p>
      <text:p text:style-name="P579">bloques si este archivo ocupaba 710 meg y cada bloque es de 128 meg el resultado</text:p>
      <text:p text:style-name="P580">29:26</text:p>
      <text:p text:style-name="P581">es que ocupa seis bloques estos cinco primeros bloques del o al cuat ocupan 128 megas y Este quinto bloque es</text:p>
      <text:p text:style-name="P582">29:33</text:p>
      <text:p text:style-name="P583">posible que se haya quedado un poco más pequeño si este archivo siguiera creciendo en algún momento llenaríamos</text:p>
      <text:p text:style-name="P584">29:38</text:p>
      <text:p text:style-name="P585">el bloque 5co y necesitaríamos un bloque 6 en este caso estamos viendo los datos del bloque cero este bloque de 128 meg</text:p>
      <text:p text:style-name="P586">29:45</text:p>
      <text:soft-page-break/>
      <text:p text:style-name="P587">tiene réplicas en el nodo 3 y en el nodo 2 si nos vamos a otro bloque el bloque 2s por ejemplo este bloque tiene</text:p>
      <text:p text:style-name="P588">29:51</text:p>
      <text:p text:style-name="P589">réplicas en el nodo cuatro y también en el nodo dos y si nos vamos al bloque cco pues este tiene ré icas en el nodo 4 y</text:p>
      <text:p text:style-name="P590">29:58</text:p>
      <text:p text:style-name="P591">en el nodo 3 está todo repartido desde la pestaña de los datanodes también podemos ver e interpretar cierta</text:p>
      <text:p text:style-name="P592">30:04</text:p>
      <text:p text:style-name="P593">información a modo de resumen en este vídeo hemos visto la parte práctica fundamental de hdfs hemos descargado</text:p>
      <text:p text:style-name="P594">30:11</text:p>
      <text:p text:style-name="P595">hado de la web oficial lo hemos descomprimido y hemos configurado las variables de entorno que nos hacían</text:p>
      <text:p text:style-name="P596">30:16</text:p>
      <text:p text:style-name="P597">falta hemos modificado el archivo coresite para indicar Quién es el name node y ese mismo archivo lo comparten</text:p>
      <text:p text:style-name="P598">30:21</text:p>
      <text:p text:style-name="P599">todos los nodos del clúster también hemos modificado el archivo hdfs site en todos los nodos lo que pasa es que hemos</text:p>
      <text:p text:style-name="P600">30:27</text:p>
      <text:p text:style-name="P601">diferenciado aquel nodo que va a ser name node de los nodos que van a ser Data node en el name node hemos</text:p>
      <text:p text:style-name="P602">30:33</text:p>
      <text:p text:style-name="P603">modificado la ruta de la carpeta donde dejará sus archivos el name node y además hemos indicado que el factor de</text:p>
      <text:p text:style-name="P604">30:39</text:p>
      <text:p text:style-name="P605">replicación va a ser de solamente dos en los datanodes hemos modificado este archivo pero solamente para indicar la</text:p>
      <text:p text:style-name="P606">30:45</text:p>
      <text:p text:style-name="P607">ruta donde dejarán los archivos el Data node una vez que todos los Data nodes estaban configurados y el name node</text:p>
      <text:p text:style-name="P608">30:50</text:p>
      <text:p text:style-name="P609">también hemos formateado el name node con esto ya consideramos montado el claser hdcs ahora lo vamos a arrancar en</text:p>
      <text:p text:style-name="P610">30:56</text:p>
      <text:p text:style-name="P611">primer en primer lugar arrancamos el name node es lo principal la tabla de ficheros en cuanto arranca el name node</text:p>
      <text:p text:style-name="P612">31:02</text:p>
      <text:p text:style-name="P613">podremos acceder a él bien interfaz Comando o bien interfaz web cuando lo hicimos vimos que no había datos había</text:p>
      <text:p text:style-name="P614">31:07</text:p>
      <text:p text:style-name="P615">capacidad cero después arrancamos de una manera Casi casi igual los Data nodes volvimos a la interfaz web y a la</text:p>
      <text:p text:style-name="P616">31:13</text:p>
      <text:p text:style-name="P617">interfaz de comandos y vimos Cómo se empezaban a sumar los datanodes y con ellos la capacidad del classter por</text:p>
      <text:p text:style-name="P618">31:18</text:p>
      <text:soft-page-break/>
      <text:p text:style-name="P619">último utilizamos unos comandos hdfs en modo cliente esto lo podíamos hacer desde cualquier nodo utilizamos un</text:p>
      <text:p text:style-name="P620">31:25</text:p>
      <text:p text:style-name="P621">comando para ejecutar el DF del Linux para ver la capacidad del disco después copiamos el archivo comprimido aquel que</text:p>
      <text:p text:style-name="P622">31:31</text:p>
      <text:p text:style-name="P623">nos habíamos descargado a hdfs y volvimos a ejecutar El Comando DF para ver cómo se veía la capacidad y cómo se</text:p>
      <text:p text:style-name="P624">31:37</text:p>
      <text:p text:style-name="P625">había modificado el espacio usado o el espacio disponible desde la interfaz web se ve muy bien como el name node ha</text:p>
      <text:p text:style-name="P626">31:42</text:p>
      <text:p text:style-name="P627">dividido el archivo en bloques y como cada uno de esos bloques los ha colocado en dos Data nodes distintos para</text:p>
      <text:p text:style-name="P628">31:48</text:p>
      <text:p text:style-name="P629">mantener el factor de replicación dos por lo tanto con este vídeo ya somos capaces de levantar un clúster hdfs e</text:p>
      <text:p text:style-name="P630">31:55</text:p>
      <text:p text:style-name="P631">interactuar con él casi como si fuera sistema de ficheros normal y corriente hasta aquí Este vídeo</text:p>
      <text:p text:style-name="P632">Español (generados automáticamente)</text:p>
      <text:p text:style-name="P633">TodosJavier Abellán FerrerPrograma informáticoRelacionadosPara tiSubidas recientesVisto</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oboto" svg:font-family="Robot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dre Manuel Santamaria</meta:initial-creator>
    <dc:creator>Andre Manuel Santamaria</dc:creator>
    <meta:creation-date>2024-03-15T12:44:00Z</meta:creation-date>
    <dc:date>2024-03-15T12:46:00Z</dc:date>
    <meta:template xlink:href="Normal.dotm" xlink:type="simple"/>
    <meta:editing-cycles>1</meta:editing-cycles>
    <meta:editing-duration>PT120S</meta:editing-duration>
    <meta:document-statistic meta:page-count="20" meta:paragraph-count="74" meta:word-count="5727" meta:character-count="37157" meta:row-count="262" meta:non-whitespace-character-count="31504"/>
  </office:meta>
</office:document-meta>
</file>